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master-page-name="Standard">
      <style:paragraph-properties fo:text-align="end" style:justify-single-word="false" style:page-number="auto" style:writing-mode="rl-tb"/>
    </style:style>
    <style:style style:name="T1" style:family="text">
      <style:text-properties officeooo:rsid="0015f54a"/>
    </style:style>
    <style:style style:name="T2" style:family="text">
      <style:text-properties style:use-window-font-color="true" style:font-name="Liberation Serif" fo:font-size="12pt" fo:language="en" fo:country="US" officeooo:rsid="0015f5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Use case</text:span> شماره یک:</text:p>
      <text:p text:style-name="P1">عملیات Sign Up در سایت</text:p>
      <text:p text:style-name="P1">مراحل عملیات: </text:p>
      <text:p text:style-name="P1">1- کاربر ابتدا جهت ثبت نام وارد سایت می شود.</text:p>
      <text:p text:style-name="P1">2- سیستم فرم مربوطه را نشان می دهد.</text:p>
      <text:p text:style-name="P1">3- کاربر ابتدا کد ملی و شماره تلفن همراه خود را وارد می نماید.</text:p>
      <text:p text:style-name="P1">4- رابط کاربری شماره موبایل را دریافت کرده و به سیستم می فرستد که کد OTP ارسال شود.</text:p>
      <text:p text:style-name="P1">5- کاربر باید کد OTP را در مدت 90 ثانیه وارد نماید.</text:p>
      <text:p text:style-name="P1">6- سیستم کد را چک کرده در صورت valid بودن فرم مشخصات را توسط رابط کاربری به نمایش می گذارد.</text:p>
      <text:p text:style-name="P1">7- کاربر اطلاعات شخصی از قبیل نام-نام خانوادگی-آدرس-تلفن-مشخصات کارت-رمز عبور برای لاگین و تکرار رمز عبور را وارد می کند و سپس اطلاعات به سیستم ارسال می شود.</text:p>
      <text:p text:style-name="P1">8- سیستم اطلاعات <text:span text:style-name="T1">کاربر و</text:span> کارت را به دیتابیس ارسال کرده و چک می کند.</text:p>
      <text:p text:style-name="P1">9- اگر کارت و اطلاعات کاربر در سیستم دیتابیس بانک ثبت شده باشد سیستم پیغام <text:span text:style-name="T2">"عملیات با موفقیت انجام شد"</text:span> می دهد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7T22:22:54</meta:creation-date>
    <dc:language>en-US</dc:language>
    <dc:date>2020-06-27T23:32:21.847062654</dc:date>
    <meta:editing-cycles>2</meta:editing-cycles>
    <meta:editing-duration>PT6M8S</meta:editing-duration>
    <meta:generator>LibreOffice/6.4.3.2$Linux_X86_64 LibreOffice_project/40$Build-2</meta:generator>
    <meta:document-statistic meta:table-count="0" meta:image-count="0" meta:object-count="0" meta:page-count="1" meta:paragraph-count="12" meta:word-count="158" meta:character-count="754" meta:non-whitespace-character-count="607"/>
  </office:meta>
</office:document-meta>
</file>